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4.3437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3.7291in"/>
    </style:style>
    <style:style style:name="co6" style:family="table-column">
      <style:table-column-properties fo:break-before="auto" style:column-width="4.198in"/>
    </style:style>
    <style:style style:name="co7" style:family="table-column">
      <style:table-column-properties fo:break-before="auto" style:column-width="5.052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21" style:family="table-cell" style:parent-style-name="Default" style:data-style-name="N0"/>
    <style:style style:name="ce39" style:family="table-cell" style:parent-style-name="Default" style:data-style-name="N0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wrap-option="wrap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7" style:family="table-cell" style:parent-style-name="Default" style:data-style-name="N100">
      <style:table-cell-properties fo:wrap-option="wrap" style:vertical-align="automatic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wrap-option="wrap" style:vertical-align="automatic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cnico.A1">
          <table:help-message table:display="true"/>
          <table:error-message table:message-type="stop" table:display="true"/>
        </table:content-validation>
      </table:content-validations>
      <table:table table:name="Tecnic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7" table:default-cell-style-name="ce21"/>
        <table:table-row table:style-name="ro1">
          <table:table-cell table:style-name="ce1" table:number-columns-repeated="2"/>
          <table:table-cell table:style-name="ce3"/>
          <table:table-cell table:style-name="ce16" table:number-columns-spanned="1" table:number-rows-spanned="7"/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5" office:value-type="string" calcext:value-type="string">
            <text:p>CENÁRIOS:</text:p>
          </table:table-cell>
          <table:table-cell table:style-name="ce1"/>
          <table:table-cell table:style-name="ce3" office:value-type="string" calcext:value-type="string">
            <text:p>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É-CONDIÇÃO:</text:p>
          </table:table-cell>
          <table:table-cell table:style-name="ce1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PÓS-CONDIÇÃO:</text:p>
          </table:table-cell>
          <table:table-cell table:style-name="ce1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1.</text:p>
          </table:table-cell>
          <table:table-cell table:style-name="ce3" office:value-type="string" calcext:value-type="string">
            <text:p>Sistema acede à lista de pedidos de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2.</text:p>
          </table:table-cell>
          <table:table-cell table:style-name="ce3" office:value-type="string" calcext:value-type="string">
            <text:p>Técnico escolhe o pedido mais antig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3.</text:p>
          </table:table-cell>
          <table:table-cell table:style-name="ce3" office:value-type="string" calcext:value-type="string">
            <text:p>Sistema regista o codigo d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4.</text:p>
          </table:table-cell>
          <table:table-cell table:style-name="ce3" office:value-type="string" calcext:value-type="string">
            <text:p>Tecnico vai buscar 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5.</text:p>
          </table:table-cell>
          <table:table-cell table:style-name="ce3" office:value-type="string" calcext:value-type="string">
            <text:p>Sistema regista o plano de trabalh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6.</text:p>
          </table:table-cell>
          <table:table-cell table:style-name="ce36" office:value-type="string" calcext:value-type="string">
            <text:p>Tecnico faz o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7.</text:p>
          </table:table-cell>
          <table:table-cell table:style-name="ce3" office:value-type="string" calcext:value-type="string">
            <text:p>Sistema regista o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8.</text:p>
          </table:table-cell>
          <table:table-cell table:style-name="ce3" office:value-type="string" calcext:value-type="string">
            <text:p>Sistema envia email a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9.</text:p>
          </table:table-cell>
          <table:table-cell table:style-name="ce27" office:value-type="string" calcext:value-type="string">
            <text:p>Sistema informa da aceitação d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10.</text:p>
          </table:table-cell>
          <table:table-cell table:style-name="ce3" office:value-type="string" calcext:value-type="string">
            <text:p>Tecnico trabalha no equipamento escolhid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11.</text:p>
          </table:table-cell>
          <table:table-cell table:style-name="ce37" office:value-type="string" calcext:value-type="string">
            <text:p>Sistema regista conclusã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12.</text:p>
          </table:table-cell>
          <table:table-cell table:style-name="ce38" office:value-type="string" calcext:value-type="string">
            <text:p>Cliente levanta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3" table:content-validation-name="val1" office:value-type="string" calcext:value-type="string">
            <text:p>FLUXO DE EXCEÇÃO</text:p>
          </table:table-cell>
          <table:table-cell table:style-name="ce3"/>
          <table:table-cell table:style-name="ce3" office:value-type="string" calcext:value-type="string">
            <text:p>Equipamento sem reparação (passo 5)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9"/>
          <table:table-cell table:style-name="ce3" office:value-type="string" calcext:value-type="string">
            <text:p>5.1</text:p>
          </table:table-cell>
          <table:table-cell table:style-name="ce18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 table:number-rows-repeated="3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3" table:content-validation-name="val1" office:value-type="string" calcext:value-type="string">
            <text:p>FLUXO DE EXCEÇÃO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o cliente nao aceita o orçamento estabelecido (passo 9)</text:p>
          </table:table-cell>
          <table:table-cell table:style-name="ce8" table:number-columns-repeated="4"/>
          <table:table-cell table:number-columns-repeated="1017"/>
        </table:table-row>
        <table:table-row table:style-name="ro2">
          <table:table-cell table:style-name="ce13"/>
          <table:table-cell table:style-name="ce18" office:value-type="string" calcext:value-type="string">
            <text:p>9.1.</text:p>
          </table:table-cell>
          <table:table-cell table:style-name="ce18" office:value-type="string" calcext:value-type="string">
            <text:p>Sistema cancela o pedido</text:p>
          </table:table-cell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3" office:value-type="string" calcext:value-type="string">
            <text:p>9.2.</text:p>
          </table:table-cell>
          <table:table-cell table:style-name="ce13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39" office:value-type="string" calcext:value-type="string">
            <text:p>FLUXO ALTERNATIV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0"/>
          <table:table-cell table:style-name="ce1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8" table:number-columns-repeated="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3"/>
          <table:table-cell table:style-name="ce18" table:number-columns-repeated="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3" table:number-columns-repeated="3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 table:number-rows-repeated="2">
          <table:table-cell table:style-name="ce1" table:number-columns-repeated="4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13"/>
          <table:table-cell table:style-name="ce14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content-validation-name="val1"/>
          <table:table-cell table:style-name="ce3" table:number-columns-repeated="2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3" table:number-columns-repeated="2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9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 table:number-rows-repeated="8">
          <table:table-cell table:style-name="ce1" table:number-columns-repeated="7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23:12:10.030604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1T23:12:40.734550591</dc:date>
    <meta:editing-cycles>7</meta:editing-cycles>
    <meta:editing-duration>PT42M47S</meta:editing-duration>
    <meta:document-statistic meta:table-count="1" meta:cell-count="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